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1" table:number-columns-repeated="41" table:default-cell-style-name="ce1"/>
        <table:table-row table:style-name="ro1">
          <table:table-cell office:value-type="string">
            <text:p>Words</text:p>
          </table:table-cell>
          <table:table-cell office:value-type="string">
            <text:p>Translations</text:p>
          </table:table-cell>
          <table:table-cell table:number-columns-repeated="41"/>
        </table:table-row>
        <table:table-row table:style-name="ro1">
          <table:table-cell office:value-type="string">
            <text:p>zusätzlich</text:p>
          </table:table-cell>
          <table:table-cell table:number-columns-repeated="42"/>
        </table:table-row>
        <table:table-row table:style-name="ro1">
          <table:table-cell office:value-type="string">
            <text:p>der Schulhof</text:p>
          </table:table-cell>
          <table:table-cell table:number-columns-repeated="42"/>
        </table:table-row>
        <table:table-row table:style-name="ro1">
          <table:table-cell office:value-type="string">
            <text:p>der Plastikbecher</text:p>
          </table:table-cell>
          <table:table-cell table:number-columns-repeated="42"/>
        </table:table-row>
        <table:table-row table:style-name="ro1">
          <table:table-cell office:value-type="string">
            <text:p>eigen-</text:p>
          </table:table-cell>
          <table:table-cell table:number-columns-repeated="42"/>
        </table:table-row>
        <table:table-row table:style-name="ro1">
          <table:table-cell office:value-type="string">
            <text:p>aufmachen</text:p>
          </table:table-cell>
          <table:table-cell table:number-columns-repeated="42"/>
        </table:table-row>
        <table:table-row table:style-name="ro1">
          <table:table-cell office:value-type="string">
            <text:p>verursachen</text:p>
          </table:table-cell>
          <table:table-cell table:number-columns-repeated="42"/>
        </table:table-row>
        <table:table-row table:style-name="ro1">
          <table:table-cell office:value-type="string">
            <text:p>die Dose</text:p>
          </table:table-cell>
          <table:table-cell table:number-columns-repeated="42"/>
        </table:table-row>
        <table:table-row table:style-name="ro1">
          <table:table-cell office:value-type="string">
            <text:p>sich durchsetzen</text:p>
          </table:table-cell>
          <table:table-cell table:number-columns-repeated="42"/>
        </table:table-row>
        <table:table-row table:style-name="ro1">
          <table:table-cell office:value-type="string">
            <text:p>einem passiert nichts</text:p>
          </table:table-cell>
          <table:table-cell table:number-columns-repeated="42"/>
        </table:table-row>
        <table:table-row table:style-name="ro1">
          <table:table-cell office:value-type="string">
            <text:p>andauerndSport treiben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ie Pilzkrankheit</text:p>
          </table:table-cell>
          <table:table-cell table:number-columns-repeated="42"/>
        </table:table-row>
        <table:table-row table:style-name="ro1">
          <table:table-cell office:value-type="string">
            <text:p>ausziehen</text:p>
          </table:table-cell>
          <table:table-cell table:number-columns-repeated="42"/>
        </table:table-row>
        <table:table-row table:style-name="ro1">
          <table:table-cell office:value-type="string">
            <text:p>furchtbar</text:p>
          </table:table-cell>
          <table:table-cell table:number-columns-repeated="42"/>
        </table:table-row>
        <table:table-row table:style-name="ro1">
          <table:table-cell office:value-type="string">
            <text:p>die Ferien</text:p>
          </table:table-cell>
          <table:table-cell table:number-columns-repeated="42"/>
        </table:table-row>
        <table:table-row table:style-name="ro1">
          <table:table-cell office:value-type="string">
            <text:p>der Szwilling</text:p>
          </table:table-cell>
          <table:table-cell table:number-columns-repeated="42"/>
        </table:table-row>
        <table:table-row table:style-name="ro1">
          <table:table-cell office:value-type="string">
            <text:p>zur selben Zeit</text:p>
          </table:table-cell>
          <table:table-cell table:number-columns-repeated="42"/>
        </table:table-row>
        <table:table-row table:style-name="ro1">
          <table:table-cell office:value-type="string">
            <text:p>anziehen</text:p>
          </table:table-cell>
          <table:table-cell table:number-columns-repeated="42"/>
        </table:table-row>
        <table:table-row table:style-name="ro1">
          <table:table-cell office:value-type="string">
            <text:p>sdasselbe</text:p>
          </table:table-cell>
          <table:table-cell table:number-columns-repeated="42"/>
        </table:table-row>
        <table:table-row table:style-name="ro1">
          <table:table-cell office:value-type="string">
            <text:p>gelten als</text:p>
          </table:table-cell>
          <table:table-cell table:number-columns-repeated="42"/>
        </table:table-row>
        <table:table-row table:style-name="ro1">
          <table:table-cell office:value-type="string">
            <text:p>verwechselt werden mit</text:p>
          </table:table-cell>
          <table:table-cell table:number-columns-repeated="42"/>
        </table:table-row>
        <table:table-row table:style-name="ro1">
          <table:table-cell office:value-type="string">
            <text:p>dennoch</text:p>
          </table:table-cell>
          <table:table-cell table:number-columns-repeated="42"/>
        </table:table-row>
        <table:table-row table:style-name="ro1">
          <table:table-cell office:value-type="string">
            <text:p>Jura</text:p>
          </table:table-cell>
          <table:table-cell table:number-columns-repeated="42"/>
        </table:table-row>
        <table:table-row table:style-name="ro1">
          <table:table-cell office:value-type="string">
            <text:p>die Luft</text:p>
          </table:table-cell>
          <table:table-cell table:number-columns-repeated="42"/>
        </table:table-row>
        <table:table-row table:style-name="ro1">
          <table:table-cell office:value-type="string">
            <text:p>verschmutzt</text:p>
          </table:table-cell>
          <table:table-cell table:number-columns-repeated="42"/>
        </table:table-row>
        <table:table-row table:style-name="ro1">
          <table:table-cell office:value-type="string">
            <text:p>der König</text:p>
          </table:table-cell>
          <table:table-cell table:number-columns-repeated="42"/>
        </table:table-row>
        <table:table-row table:style-name="ro1">
          <table:table-cell office:value-type="string">
            <text:p>rauben</text:p>
          </table:table-cell>
          <table:table-cell table:number-columns-repeated="42"/>
        </table:table-row>
        <table:table-row table:style-name="ro1">
          <table:table-cell office:value-type="string">
            <text:p>es ist viel los</text:p>
          </table:table-cell>
          <table:table-cell table:number-columns-repeated="42"/>
        </table:table-row>
        <table:table-row table:style-name="ro1">
          <table:table-cell office:value-type="string">
            <text:p>die Bühne</text:p>
          </table:table-cell>
          <table:table-cell table:number-columns-repeated="42"/>
        </table:table-row>
        <table:table-row table:style-name="ro1">
          <table:table-cell office:value-type="string">
            <text:p>sich anpassen</text:p>
          </table:table-cell>
          <table:table-cell table:number-columns-repeated="42"/>
        </table:table-row>
        <table:table-row table:style-name="ro1">
          <table:table-cell office:value-type="string">
            <text:p>schwach</text:p>
          </table:table-cell>
          <table:table-cell table:number-columns-repeated="42"/>
        </table:table-row>
        <table:table-row table:style-name="ro1">
          <table:table-cell office:value-type="string">
            <text:p>das Rechnen</text:p>
          </table:table-cell>
          <table:table-cell table:number-columns-repeated="42"/>
        </table:table-row>
        <table:table-row table:style-name="ro1">
          <table:table-cell office:value-type="string">
            <text:p>der Stoff</text:p>
          </table:table-cell>
          <table:table-cell table:number-columns-repeated="42"/>
        </table:table-row>
        <table:table-row table:style-name="ro1">
          <table:table-cell office:value-type="string">
            <text:p>das Verkehrsministerium</text:p>
          </table:table-cell>
          <table:table-cell table:number-columns-repeated="42"/>
        </table:table-row>
        <table:table-row table:style-name="ro1">
          <table:table-cell office:value-type="string">
            <text:p>entlassen</text:p>
          </table:table-cell>
          <table:table-cell table:number-columns-repeated="42"/>
        </table:table-row>
        <table:table-row table:style-name="ro1">
          <table:table-cell office:value-type="string">
            <text:p>Bildenkuh</text:p>
          </table:table-cell>
          <table:table-cell table:number-columns-repeated="42"/>
        </table:table-row>
        <table:table-row table:style-name="ro1">
          <table:table-cell office:value-type="string">
            <text:p>der Klavierstimmer</text:p>
          </table:table-cell>
          <table:table-cell table:number-columns-repeated="42"/>
        </table:table-row>
        <table:table-row table:style-name="ro1">
          <table:table-cell office:value-type="string">
            <text:p>der Sehende</text:p>
          </table:table-cell>
          <table:table-cell table:number-columns-repeated="42"/>
        </table:table-row>
        <table:table-row table:style-name="ro1">
          <table:table-cell office:value-type="string">
            <text:p>ausführen</text:p>
          </table:table-cell>
          <table:table-cell table:number-columns-repeated="42"/>
        </table:table-row>
        <table:table-row table:style-name="ro1">
          <table:table-cell office:value-type="string">
            <text:p>die Kerze</text:p>
          </table:table-cell>
          <table:table-cell table:number-columns-repeated="42"/>
        </table:table-row>
        <table:table-row table:style-name="ro1">
          <table:table-cell office:value-type="string">
            <text:p>daher</text:p>
          </table:table-cell>
          <table:table-cell table:number-columns-repeated="42"/>
        </table:table-row>
        <table:table-row table:style-name="ro1">
          <table:table-cell office:value-type="string">
            <text:p>der Weltmeister</text:p>
          </table:table-cell>
          <table:table-cell table:number-columns-repeated="42"/>
        </table:table-row>
        <table:table-row table:style-name="ro1">
          <table:table-cell office:value-type="string">
            <text:p>das Holz</text:p>
          </table:table-cell>
          <table:table-cell table:number-columns-repeated="42"/>
        </table:table-row>
        <table:table-row table:style-name="ro1">
          <table:table-cell office:value-type="string">
            <text:p>nachbauen</text:p>
          </table:table-cell>
          <table:table-cell table:number-columns-repeated="42"/>
        </table:table-row>
        <table:table-row table:style-name="ro1">
          <table:table-cell office:value-type="string">
            <text:p>fliegen</text:p>
          </table:table-cell>
          <table:table-cell table:number-columns-repeated="42"/>
        </table:table-row>
        <table:table-row table:style-name="ro1">
          <table:table-cell office:value-type="string">
            <text:p>das Werfen</text:p>
          </table:table-cell>
          <table:table-cell table:number-columns-repeated="42"/>
        </table:table-row>
        <table:table-row table:style-name="ro1">
          <table:table-cell office:value-type="string">
            <text:p>werfen</text:p>
          </table:table-cell>
          <table:table-cell table:number-columns-repeated="42"/>
        </table:table-row>
        <table:table-row table:style-name="ro1">
          <table:table-cell office:value-type="string">
            <text:p>fangen</text:p>
          </table:table-cell>
          <table:table-cell table:number-columns-repeated="42"/>
        </table:table-row>
        <table:table-row table:style-name="ro1">
          <table:table-cell office:value-type="string">
            <text:p>der Konkurrent</text:p>
          </table:table-cell>
          <table:table-cell table:number-columns-repeated="42"/>
        </table:table-row>
        <table:table-row table:style-name="ro1">
          <table:table-cell office:value-type="string">
            <text:p>schlagen</text:p>
          </table:table-cell>
          <table:table-cell table:number-columns-repeated="42"/>
        </table:table-row>
        <table:table-row table:style-name="ro1">
          <table:table-cell office:value-type="string">
            <text:p>der Gegner</text:p>
          </table:table-cell>
          <table:table-cell table:number-columns-repeated="42"/>
        </table:table-row>
        <table:table-row table:style-name="ro1">
          <table:table-cell office:value-type="string">
            <text:p>das Exemplar</text:p>
          </table:table-cell>
          <table:table-cell table:number-columns-repeated="42"/>
        </table:table-row>
        <table:table-row table:style-name="ro1">
          <table:table-cell office:value-type="string">
            <text:p>der Kleiderbügel</text:p>
          </table:table-cell>
          <table:table-cell table:number-columns-repeated="42"/>
        </table:table-row>
        <table:table-row table:style-name="ro1">
          <table:table-cell office:value-type="string">
            <text:p>entdecken</text:p>
          </table:table-cell>
          <table:table-cell table:number-columns-repeated="42"/>
        </table:table-row>
        <table:table-row table:style-name="ro1">
          <table:table-cell office:value-type="string">
            <text:p>die Dreharbeiten</text:p>
          </table:table-cell>
          <table:table-cell table:number-columns-repeated="42"/>
        </table:table-row>
        <table:table-row table:style-name="ro1">
          <table:table-cell office:value-type="string">
            <text:p>die Grenze</text:p>
          </table:table-cell>
          <table:table-cell table:number-columns-repeated="42"/>
        </table:table-row>
        <table:table-row table:style-name="ro1">
          <table:table-cell office:value-type="string">
            <text:p>untersuchen</text:p>
          </table:table-cell>
          <table:table-cell table:number-columns-repeated="42"/>
        </table:table-row>
        <table:table-row table:style-name="ro1">
          <table:table-cell office:value-type="string">
            <text:p>feststellen</text:p>
          </table:table-cell>
          <table:table-cell table:number-columns-repeated="42"/>
        </table:table-row>
        <table:table-row table:style-name="ro1">
          <table:table-cell office:value-type="string">
            <text:p>nennen</text:p>
          </table:table-cell>
          <table:table-cell table:number-columns-repeated="42"/>
        </table:table-row>
        <table:table-row table:style-name="ro1">
          <table:table-cell office:value-type="string">
            <text:p>das Fell</text:p>
          </table:table-cell>
          <table:table-cell table:number-columns-repeated="42"/>
        </table:table-row>
        <table:table-row table:style-name="ro1">
          <table:table-cell office:value-type="string">
            <text:p>der Umhang</text:p>
          </table:table-cell>
          <table:table-cell table:number-columns-repeated="42"/>
        </table:table-row>
        <table:table-row table:style-name="ro1">
          <table:table-cell office:value-type="string">
            <text:p>die Mütze</text:p>
          </table:table-cell>
          <table:table-cell table:number-columns-repeated="42"/>
        </table:table-row>
        <table:table-row table:style-name="ro1">
          <table:table-cell office:value-type="string">
            <text:p>der Stein</text:p>
          </table:table-cell>
          <table:table-cell table:number-columns-repeated="42"/>
        </table:table-row>
        <table:table-row table:style-name="ro1">
          <table:table-cell office:value-type="string">
            <text:p>das Jagen</text:p>
          </table:table-cell>
          <table:table-cell table:number-columns-repeated="42"/>
        </table:table-row>
        <table:table-row table:style-name="ro1">
          <table:table-cell office:value-type="string">
            <text:p>der Forscher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as Ergebnis</text:p>
          </table:table-cell>
          <table:table-cell table:number-columns-repeated="42"/>
        </table:table-row>
        <table:table-row table:style-name="ro1">
          <table:table-cell office:value-type="string">
            <text:p>der Hirte</text:p>
          </table:table-cell>
          <table:table-cell table:number-columns-repeated="42"/>
        </table:table-row>
        <table:table-row table:style-name="ro1">
          <table:table-cell office:value-type="string">
            <text:p>dverbringen</text:p>
          </table:table-cell>
          <table:table-cell table:number-columns-repeated="42"/>
        </table:table-row>
        <table:table-row table:style-name="ro1">
          <table:table-cell office:value-type="string">
            <text:p>der Tod</text:p>
          </table:table-cell>
          <table:table-cell table:number-columns-repeated="42"/>
        </table:table-row>
        <table:table-row table:style-name="ro1">
          <table:table-cell office:value-type="string">
            <text:p>die Rippe</text:p>
          </table:table-cell>
          <table:table-cell table:number-columns-repeated="42"/>
        </table:table-row>
        <table:table-row table:style-name="ro1">
          <table:table-cell office:value-type="string">
            <text:p>angreifen</text:p>
          </table:table-cell>
          <table:table-cell table:number-columns-repeated="42"/>
        </table:table-row>
        <table:table-row table:style-name="ro1">
          <table:table-cell office:value-type="string">
            <text:p>der Räuber</text:p>
          </table:table-cell>
          <table:table-cell table:number-columns-repeated="42"/>
        </table:table-row>
        <table:table-row table:style-name="ro1">
          <table:table-cell office:value-type="string">
            <text:p>sich retten</text:p>
          </table:table-cell>
          <table:table-cell table:number-columns-repeated="42"/>
        </table:table-row>
        <table:table-row table:style-name="ro1">
          <table:table-cell office:value-type="string">
            <text:p>erfrieren</text:p>
          </table:table-cell>
          <table:table-cell table:number-columns-repeated="42"/>
        </table:table-row>
        <table:table-row table:style-name="ro1">
          <table:table-cell office:value-type="string">
            <text:p>der Wirtschaftsmanager</text:p>
          </table:table-cell>
          <table:table-cell table:number-columns-repeated="42"/>
        </table:table-row>
        <table:table-row table:style-name="ro1">
          <table:table-cell office:value-type="string">
            <text:p>basteln</text:p>
          </table:table-cell>
          <table:table-cell table:number-columns-repeated="42"/>
        </table:table-row>
        <table:table-row table:style-name="ro1">
          <table:table-cell office:value-type="string">
            <text:p>der Drei-Käse-Hoch</text:p>
          </table:table-cell>
          <table:table-cell table:number-columns-repeated="42"/>
        </table:table-row>
        <table:table-row table:style-name="ro1">
          <table:table-cell office:value-type="string">
            <text:p>die Überzeugungskraft</text:p>
          </table:table-cell>
          <table:table-cell table:number-columns-repeated="42"/>
        </table:table-row>
        <table:table-row table:style-name="ro1">
          <table:table-cell office:value-type="string">
            <text:p>der Zusammenhang</text:p>
          </table:table-cell>
          <table:table-cell table:number-columns-repeated="42"/>
        </table:table-row>
        <table:table-row table:style-name="ro1">
          <table:table-cell office:value-type="string">
            <text:p>hinweisen auf</text:p>
          </table:table-cell>
          <table:table-cell table:number-columns-repeated="42"/>
        </table:table-row>
        <table:table-row table:style-name="ro1">
          <table:table-cell office:value-type="string">
            <text:p>die Umfrage</text:p>
          </table:table-cell>
          <table:table-cell table:number-columns-repeated="42"/>
        </table:table-row>
        <table:table-row table:style-name="ro1">
          <table:table-cell office:value-type="string">
            <text:p>der Einfluss auf</text:p>
          </table:table-cell>
          <table:table-cell table:number-columns-repeated="42"/>
        </table:table-row>
        <table:table-row table:style-name="ro1">
          <table:table-cell office:value-type="string">
            <text:p>der Rasen</text:p>
          </table:table-cell>
          <table:table-cell table:number-columns-repeated="42"/>
        </table:table-row>
        <table:table-row table:style-name="ro1">
          <table:table-cell office:value-type="string">
            <text:p>den Rasen mähen</text:p>
          </table:table-cell>
          <table:table-cell table:number-columns-repeated="42"/>
        </table:table-row>
        <table:table-row table:style-name="ro1">
          <table:table-cell office:value-type="string">
            <text:p>die Ausnahme</text:p>
          </table:table-cell>
          <table:table-cell table:number-columns-repeated="42"/>
        </table:table-row>
        <table:table-row table:style-name="ro1">
          <table:table-cell office:value-type="string">
            <text:p>der Erwachsene</text:p>
          </table:table-cell>
          <table:table-cell table:number-columns-repeated="42"/>
        </table:table-row>
        <table:table-row table:style-name="ro1">
          <table:table-cell table:style-name="Default" office:value-type="string">
            <text:p>halten für</text:p>
          </table:table-cell>
          <table:table-cell table:style-name="Default"/>
          <table:table-cell table:number-columns-repeated="41"/>
        </table:table-row>
        <table:table-row table:style-name="ro1">
          <table:table-cell office:value-type="string">
            <text:p>faul</text:p>
          </table:table-cell>
          <table:table-cell table:number-columns-repeated="42"/>
        </table:table-row>
        <table:table-row table:style-name="ro1">
          <table:table-cell office:value-type="string">
            <text:p>das Tragen</text:p>
          </table:table-cell>
          <table:table-cell table:number-columns-repeated="42"/>
        </table:table-row>
        <table:table-row table:style-name="ro1">
          <table:table-cell office:value-type="string">
            <text:p>aufstehen</text:p>
          </table:table-cell>
          <table:table-cell table:number-columns-repeated="42"/>
        </table:table-row>
        <table:table-row table:style-name="ro1">
          <table:table-cell office:value-type="string">
            <text:p>selbstverständlich</text:p>
          </table:table-cell>
          <table:table-cell table:number-columns-repeated="42"/>
        </table:table-row>
        <table:table-row table:style-name="ro1">
          <table:table-cell office:value-type="string">
            <text:p>ausreden</text:p>
          </table:table-cell>
          <table:table-cell table:number-columns-repeated="42"/>
        </table:table-row>
        <table:table-row table:style-name="ro1">
          <table:table-cell office:value-type="string">
            <text:p>offenbar</text:p>
          </table:table-cell>
          <table:table-cell table:number-columns-repeated="42"/>
        </table:table-row>
        <table:table-row table:style-name="ro1">
          <table:table-cell office:value-type="string">
            <text:p>wachsen</text:p>
          </table:table-cell>
          <table:table-cell table:number-columns-repeated="42"/>
        </table:table-row>
        <table:table-row table:style-name="ro1">
          <table:table-cell office:value-type="string">
            <text:p>ständig</text:p>
          </table:table-cell>
          <table:table-cell table:number-columns-repeated="42"/>
        </table:table-row>
        <table:table-row table:style-name="ro1">
          <table:table-cell office:value-type="string">
            <text:p>fetzig</text:p>
          </table:table-cell>
          <table:table-cell table:number-columns-repeated="42"/>
        </table:table-row>
        <table:table-row table:style-name="ro1">
          <table:table-cell office:value-type="string">
            <text:p>bedröhnen</text:p>
          </table:table-cell>
          <table:table-cell table:number-columns-repeated="42"/>
        </table:table-row>
        <table:table-row table:style-name="ro1">
          <table:table-cell office:value-type="string">
            <text:p>die Aussage</text:p>
          </table:table-cell>
          <table:table-cell table:number-columns-repeated="42"/>
        </table:table-row>
        <table:table-row table:style-name="ro1">
          <table:table-cell office:value-type="string">
            <text:p>der Vorsitzende</text:p>
          </table:table-cell>
          <table:table-cell table:number-columns-repeated="42"/>
        </table:table-row>
        <table:table-row table:style-name="ro1">
          <table:table-cell office:value-type="string">
            <text:p>der Tomatenzüchterverband</text:p>
          </table:table-cell>
          <table:table-cell table:number-columns-repeated="42"/>
        </table:table-row>
        <table:table-row table:style-name="ro1">
          <table:table-cell office:value-type="string">
            <text:p>der Blütenpollen</text:p>
          </table:table-cell>
          <table:table-cell table:number-columns-repeated="42"/>
        </table:table-row>
        <table:table-row table:style-name="ro1">
          <table:table-cell office:value-type="string">
            <text:p>dadurch</text:p>
          </table:table-cell>
          <table:table-cell table:number-columns-repeated="42"/>
        </table:table-row>
        <table:table-row table:style-name="ro1">
          <table:table-cell office:value-type="string">
            <text:p>befruchten</text:p>
          </table:table-cell>
          <table:table-cell table:number-columns-repeated="42"/>
        </table:table-row>
        <table:table-row table:style-name="ro1">
          <table:table-cell office:value-type="string">
            <text:p>beeinflussen</text:p>
          </table:table-cell>
          <table:table-cell table:number-columns-repeated="42"/>
        </table:table-row>
        <table:table-row table:style-name="ro1">
          <table:table-cell office:value-type="string">
            <text:p>die Überschrift</text:p>
          </table:table-cell>
          <table:table-cell table:number-columns-repeated="42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19:4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13S</meta:editing-duration>
    <meta:editing-cycles>6</meta:editing-cycles>
    <meta:generator>OpenOffice/4.1.7$Win32 OpenOffice.org_project/417m1$Build-9800</meta:generator>
    <dc:date>2019-11-23T19:49:36.98</dc: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